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6.907cm"/>
    </style:style>
    <style:style style:name="co5" style:family="table-column">
      <style:table-column-properties fo:break-before="auto" style:column-width="5.313cm"/>
    </style:style>
    <style:style style:name="co6" style:family="table-column">
      <style:table-column-properties fo:break-before="auto" style:column-width="7.271cm"/>
    </style:style>
    <style:style style:name="co7" style:family="table-column">
      <style:table-column-properties fo:break-before="auto" style:column-width="4.025cm"/>
    </style:style>
    <style:style style:name="co8" style:family="table-column">
      <style:table-column-properties fo:break-before="auto" style:column-width="1.704cm"/>
    </style:style>
    <style:style style:name="co9" style:family="table-column">
      <style:table-column-properties fo:break-before="auto" style:column-width="5.032cm"/>
    </style:style>
    <style:style style:name="co10" style:family="table-column">
      <style:table-column-properties fo:break-before="auto" style:column-width="1.78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33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2.685cm" fo:break-before="auto" style:use-optimal-row-height="true"/>
    </style:style>
    <style:style style:name="ro7" style:family="table-row">
      <style:table-row-properties style:row-height="1.579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57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PageStyle_5f_Aux">
      <style:table-properties table:display="false" style:writing-mode="lr-tb"/>
    </style:style>
    <style:style style:name="ta2" style:family="table" style:master-page-name="PageStyle_5f_Condiciones_20_y_20_Resultad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31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none"/>
    </style:style>
    <style:style style:name="ce32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33" style:family="table-cell" style:parent-style-name="Default">
      <style:table-cell-properties fo:border-bottom="1.76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5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none"/>
    </style:style>
    <style:style style:name="ce48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49" style:family="table-cell" style:parent-style-name="Default">
      <style:table-cell-properties fo:border-bottom="1.76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10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rebuchet MS1" fo:font-size="9pt" style:font-name-asian="Trebuchet MS1" style:font-size-asian="9pt" style:font-name-complex="Trebuchet MS1" style:font-size-complex="9pt"/>
    </style:style>
    <style:style style:name="ce22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Trebuchet MS1" fo:font-size="9pt" style:font-name-asian="Trebuchet MS1" style:font-size-asian="9pt" style:font-name-complex="Trebuchet MS1" style:font-size-complex="9pt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none" fo:border-top="none" style:vertical-align="automatic"/>
      <style:text-properties style:font-name="Trebuchet MS1" style:font-name-asian="Trebuchet MS1" style:font-name-complex="Trebuchet MS1"/>
    </style:style>
    <style:style style:name="ce80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font-name="Trebuchet MS1" style:font-name-asian="Trebuchet MS1" style:font-name-complex="Trebuchet MS1"/>
    </style:style>
    <style:style style:name="ce81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82" style:family="table-cell" style:parent-style-name="Default" style:data-style-name="N36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font-name="Trebuchet MS1" style:font-name-asian="Trebuchet MS1" style:font-name-complex="Trebuchet MS1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rebuchet MS1" style:font-name-asian="Trebuchet MS1" style:font-name-complex="Trebuchet MS1"/>
    </style:style>
    <style:style style:name="ce3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F18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cell-protect="none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 style:parent-style-name="Note">
      <style:graphic-properties draw:stroke="solid" svg:stroke-width="0.026cm" svg:stroke-color="#000000" draw:marker-start="Fin_20_de_20_línea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698cm" fo:min-width="12.368cm" fo:padding-top="0.056cm" fo:padding-bottom="0.056cm" fo:padding-left="0.056cm" fo:padding-right="0.056cm" fo:wrap-option="wrap" draw:shadow-offset-x="0.1cm" draw:shadow-offset-y="0.1cm" draw:shadow-color="#000000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Estado)" table:allow-empty-cell="true" table:display-list="unsorted" table:base-cell-address="'Condiciones y Resultados'.F39">
          <table:error-message table:message-type="stop" table:display="true"/>
        </table:content-validation>
      </table:content-validations>
      <table:table table:name="Aux" table:style-name="ta1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>
            <text:p>Estad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4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8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8" office:value-type="string" calcext:value-type="string">
            <text:p>N/A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48"/>
          <table:table-cell table:number-columns-repeated="1021"/>
        </table:table-row>
        <table:table-row table:style-name="ro1">
          <table:table-cell table:number-columns-repeated="2"/>
          <table:table-cell table:style-name="ce49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ciones y Resultados" table:style-name="ta2" table:print-ranges="'Condiciones y Resultados'.A1:'Condiciones y Resultados'.G1048576">
        <office:forms form:automatic-focus="false" form:apply-design-mode="false"/>
        <table:table-column table:style-name="co3" table:default-cell-style-name="ce15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42"/>
        <table:table-column table:style-name="co9" table:default-cell-style-name="ce44"/>
        <table:table-column table:style-name="co10" table:number-columns-repeated="247" table:default-cell-style-name="ce44"/>
        <table:table-column table:style-name="co10" table:number-columns-repeated="770" table:default-cell-style-name="Default"/>
        <table:table-row table:style-name="ro2">
          <table:table-cell table:style-name="ce50" office:value-type="string" calcext:value-type="string" table:number-columns-spanned="7" table:number-rows-spanned="1">
            <text:p>Condiciones de Prueba y Resultados Esperados</text:p>
          </table:table-cell>
          <table:covered-table-cell table:number-columns-repeated="6" table:style-name="ce50"/>
          <table:table-cell table:number-columns-repeated="1017"/>
        </table:table-row>
        <table:table-header-rows>
          <table:table-row table:style-name="ro1">
            <table:table-cell table:style-name="ce6"/>
            <table:table-cell table:style-name="ce17"/>
            <table:table-cell table:style-name="ce18" table:number-columns-repeated="3"/>
            <table:table-cell table:style-name="ce39"/>
            <table:table-cell table:style-name="ce19" table:number-columns-repeated="1015"/>
            <table:table-cell table:number-columns-repeated="3"/>
          </table:table-row>
          <table:table-row table:style-name="ro1" table:number-rows-repeated="2">
            <table:table-cell table:style-name="ce7"/>
            <table:table-cell table:style-name="ce18" table:number-columns-repeated="4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Cliente:</text:p>
            </table:table-cell>
            <table:table-cell table:style-name="ce78" office:value-type="string" calcext:value-type="string" table:number-columns-spanned="2" table:number-rows-spanned="1">
              <text:p>Profesor</text:p>
            </table:table-cell>
            <table:covered-table-cell table:style-name="ce87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Proyecto:</text:p>
            </table:table-cell>
            <table:table-cell table:style-name="ce80" office:value-type="string" calcext:value-type="string" table:number-columns-spanned="2" table:number-rows-spanned="1">
              <text:p>UD5. .NET MAUI</text:p>
            </table:table-cell>
            <table:covered-table-cell table:style-name="ce87"/>
            <table:table-cell table:style-name="ce19" table:number-columns-repeated="1016"/>
            <table:table-cell table:number-columns-repeated="3"/>
          </table:table-row>
        </table:table-header-rows>
        <table:table-row-group>
          <table:table-header-rows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office:annotation draw:style-name="gr1" draw:text-style-name="P2" svg:width="12.868cm" svg:height="1.958cm" svg:x="9.618cm" svg:y="3.226cm" draw:caption-point-x="4.577cm" draw:caption-point-y="0.301cm">
                  <dc:date>2017-10-19T00:00:00</dc:date>
                  <text:p text:style-name="P1"><text:span text:style-name="T1">Original requirement</text:span></text:p>
                </office:annotation>
                <text:p>Código del Requerimiento:</text:p>
              </table:table-cell>
              <table:table-cell table:style-name="ce80" office:value-type="string" calcext:value-type="string" table:number-columns-spanned="2" table:number-rows-spanned="1">
                <text:p>UD5T3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Descripción:</text:p>
              </table:table-cell>
              <table:table-cell table:style-name="ce81" table:number-columns-spanned="2" table:number-rows-spanned="1"/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sponsable del Diseño:</text:p>
              </table:table-cell>
              <table:table-cell table:style-name="ce80" office:value-type="string" calcext:value-type="string" table:number-columns-spanned="2" table:number-rows-spanned="1">
                <text:p>Profesor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Programador:</text:p>
              </table:table-cell>
              <table:table-cell table:style-name="ce80" table:number-columns-spanned="2" table:number-rows-spanned="1"/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visor</text:p>
              </table:table-cell>
              <table:table-cell table:style-name="ce80" table:number-columns-spanned="2" table:number-rows-spanned="1"/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Fecha de revisión:</text:p>
              </table:table-cell>
              <table:table-cell table:style-name="ce82" table:number-columns-spanned="2" table:number-rows-spanned="1"/>
              <table:covered-table-cell table:style-name="ce87"/>
              <table:table-cell table:style-name="ce19" table:number-columns-repeated="1016"/>
              <table:table-cell table:number-columns-repeated="3"/>
            </table:table-row>
          </table:table-header-rows>
        </table:table-row-group>
        <table:table-header-rows>
          <table:table-row table:style-name="ro1">
            <table:table-cell table:style-name="ce8"/>
            <table:table-cell table:style-name="ce20"/>
            <table:table-cell table:style-name="ce29"/>
            <table:table-cell table:style-name="ce35"/>
            <table:table-cell table:style-name="ce38"/>
            <table:table-cell table:style-name="ce19" table:number-columns-repeated="1016"/>
            <table:table-cell table:number-columns-repeated="3"/>
          </table:table-row>
          <table:table-row table:style-name="ro3">
            <table:table-cell table:style-name="ce9"/>
            <table:table-cell table:style-name="ce21"/>
            <table:table-cell table:style-name="ce30"/>
            <table:table-cell table:style-name="ce36"/>
            <table:table-cell table:style-name="ce30"/>
            <table:table-cell table:style-name="ce40"/>
            <table:table-cell table:style-name="ce43"/>
            <table:table-cell table:style-name="ce45" table:number-columns-repeated="1014"/>
            <table:table-cell table:number-columns-repeated="3"/>
          </table:table-row>
        </table:table-header-rows>
        <table:table-row table:style-name="ro1">
          <table:table-cell table:style-name="ce55"/>
          <table:table-cell table:style-name="ce67" table:number-columns-repeated="6"/>
          <table:table-cell table:style-name="ce22" table:number-columns-repeated="1014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84" office:value-type="string" calcext:value-type="string" table:number-columns-spanned="5" table:number-rows-spanned="1">
            <text:p>1. Aspecto Visual</text:p>
          </table:table-cell>
          <table:covered-table-cell table:number-columns-repeated="3" table:style-name="ce37"/>
          <table:covered-table-cell table:style-name="ce84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1</text:p>
            </table:table-cell>
            <table:table-cell table:style-name="ce69" office:value-type="string" calcext:value-type="string">
              <text:p>Aspecto coincidente con el diseño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aspecto visual de AlumnoView es el mismo que en el indicado en el diseño.</text:p>
            </table:table-cell>
            <table:table-cell table:style-name="ce25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2</text:p>
            </table:table-cell>
            <table:table-cell table:style-name="ce69" office:value-type="string" calcext:value-type="string">
              <text:p>Presentación correcta de camp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Los campos Nombre, NIF y Empresa de AlumnoView están vacíos.</text:p>
            </table:table-cell>
            <table:table-cell table:style-name="ce25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3</text:p>
            </table:table-cell>
            <table:table-cell table:style-name="ce69" office:value-type="string" calcext:value-type="string">
              <text:p>Presentación correcta de botone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botón ‘Add or Update’ de AlumnoView está habilitado.</text:p>
            </table:table-cell>
            <table:table-cell table:style-name="ce25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1.4</text:p>
            </table:table-cell>
            <table:table-cell table:style-name="ce69" office:value-type="string" calcext:value-type="string">
              <text:p>Aspecto coincidente con el diseño.</text:p>
            </table:table-cell>
            <table:table-cell table:style-name="ce69" office:value-type="string" calcext:value-type="string">
              <text:p>Arrancar la aplicación, pulsar el botón Detalle de una fila de AlumnoView.</text:p>
            </table:table-cell>
            <table:table-cell table:style-name="ce69" office:value-type="string" calcext:value-type="string">
              <text:p>El aspecto visual de DetailView es el mismo que en el indicado en el diseño.</text:p>
            </table:table-cell>
            <table:table-cell table:style-name="ce25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style-name="ce10"/>
          <table:table-cell table:style-name="ce22" table:number-columns-repeated="1020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84" office:value-type="string" calcext:value-type="string" table:number-columns-spanned="5" table:number-rows-spanned="1">
            <text:p>2. Validación de Formatos y Visibilidad</text:p>
          </table:table-cell>
          <table:covered-table-cell table:number-columns-repeated="3" table:style-name="ce37"/>
          <table:covered-table-cell table:style-name="ce84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1</text:p>
            </table:table-cell>
            <table:table-cell table:style-name="ce69" office:value-type="string" calcext:value-type="string">
              <text:p>Alta de alumno.</text:p>
            </table:table-cell>
            <table:table-cell table:style-name="ce69" office:value-type="string" calcext:value-type="string">
              <text:p>Arrancar la aplicación.</text:p>
              <text:p>Introducir David en Nombre.</text:p>
              <text:p>Introducir 12345678A en NIF.</text:p>
              <text:p>Introducir Avanade en Empresa.</text:p>
              <text:p>Pulsar el botón ‘Add or Update’.</text:p>
            </table:table-cell>
            <table:table-cell table:style-name="ce69" office:value-type="string" calcext:value-type="string">
              <text:p>Se muestra un mensaje indicando que se ha añadido una fila.</text:p>
              <text:p>Al pulsar OK en el mensaje, este desaparece, se han limpiado los campos de entrada y los datos aparecen en el listado inferior, junto a un botón que pone Borrar y otro que pone Detalle.</text:p>
            </table:table-cell>
            <table:table-cell table:style-name="ce25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2</text:p>
            </table:table-cell>
            <table:table-cell table:style-name="ce69" office:value-type="string" calcext:value-type="string">
              <text:p>Selección de datos.</text:p>
            </table:table-cell>
            <table:table-cell table:style-name="ce69" office:value-type="string" calcext:value-type="string">
              <text:p>Arrancar la aplicación (mostrando datos).</text:p>
              <text:p>Hacer clic sobre una fila.</text:p>
            </table:table-cell>
            <table:table-cell table:style-name="ce69" office:value-type="string" calcext:value-type="string">
              <text:p>Los campos Nombre, NIF y Empresa de AlumnoView se rellenan con la información de la fila seleccionada.</text:p>
            </table:table-cell>
            <table:table-cell table:style-name="ce25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3</text:p>
            </table:table-cell>
            <table:table-cell table:style-name="ce69" office:value-type="string" calcext:value-type="string">
              <text:p>Actualización de datos.</text:p>
            </table:table-cell>
            <table:table-cell table:style-name="ce69" office:value-type="string" calcext:value-type="string">
              <text:p>Arrancar la aplicación (mostrando datos).</text:p>
              <text:p>Hacer clic sobre la fila con el nombre David.</text:p>
              <text:p>Modificar el campo nombre para que ponga José David.</text:p>
              <text:p>Pulsar el botón ‘Add or Update’.</text:p>
            </table:table-cell>
            <table:table-cell table:style-name="ce69" office:value-type="string" calcext:value-type="string">
              <text:p>Se muestra un mensaje indicando que se ha actualizado una fila.</text:p>
              <text:p>Al pulsar OK en el mensaje, este desaparece, se han limpiado los campos de entrada y los nuevos datos aparecen en el listado inferior, junto a un botón que pone Borrar y otro que pone Detalle.</text:p>
            </table:table-cell>
            <table:table-cell table:style-name="ce25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2.4</text:p>
            </table:table-cell>
            <table:table-cell table:style-name="ce69" office:value-type="string" calcext:value-type="string">
              <text:p>Detalle.</text:p>
            </table:table-cell>
            <table:table-cell table:style-name="ce69" office:value-type="string" calcext:value-type="string">
              <text:p>Arrancar la aplicación (mostrando datos).</text:p>
              <text:p>Hacer clic sobre el botón Detalle de una fila.</text:p>
            </table:table-cell>
            <table:table-cell table:style-name="ce69" office:value-type="string" calcext:value-type="string">
              <text:p>Se muestra la página DetalleView, mostrando la información del Nombre, DNI y Empresa del registro seleccionado.</text:p>
            </table:table-cell>
            <table:table-cell table:style-name="ce25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5</text:p>
            </table:table-cell>
            <table:table-cell table:style-name="ce69" office:value-type="string" calcext:value-type="string">
              <text:p>Detalle.</text:p>
            </table:table-cell>
            <table:table-cell table:style-name="ce69" office:value-type="string" calcext:value-type="string">
              <text:p>Arrancar la aplicación (mostrando datos).</text:p>
              <text:p>Hacer clic sobre el botón Detalle de una fila.</text:p>
              <text:p>Pulsar la flecha de navegación hacia atrás de la barra de navegación.</text:p>
            </table:table-cell>
            <table:table-cell table:style-name="ce69" office:value-type="string" calcext:value-type="string">
              <text:p>Se muestra la página de AlumnoView con los campos de entrada rellenos con los valores de la fila correspondiente al botón Detalle pulsado.</text:p>
            </table:table-cell>
            <table:table-cell table:style-name="ce25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8">
            <table:table-cell table:style-name="ce13" office:value-type="string" calcext:value-type="string">
              <text:p>2.6</text:p>
            </table:table-cell>
            <table:table-cell table:style-name="ce69" office:value-type="string" calcext:value-type="string">
              <text:p>Borrar una fila.</text:p>
            </table:table-cell>
            <table:table-cell table:style-name="ce69" office:value-type="string" calcext:value-type="string">
              <text:p>Arrancar la aplicación (mostrando datos).</text:p>
              <text:p>Hacer clic sobre el botón Borrar de una fila.</text:p>
            </table:table-cell>
            <table:table-cell table:style-name="ce69" office:value-type="string" calcext:value-type="string">
              <text:p>Se muestra un mensaje indicando que se ha borrado una fila.</text:p>
              <text:p>Al pulsar OK en el mensaje, este desaparece, se han limpiado los campos de entrada y la fila ha desaparecido en el listado inferior.</text:p>
            </table:table-cell>
            <table:table-cell table:style-name="ce25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style-name="ce14"/>
          <table:table-cell table:style-name="ce27"/>
          <table:table-cell table:style-name="ce22" table:number-columns-repeated="1019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84" office:value-type="string" calcext:value-type="string" table:number-columns-spanned="5" table:number-rows-spanned="1">
            <text:p>3. Control de errores</text:p>
          </table:table-cell>
          <table:covered-table-cell table:number-columns-repeated="3" table:style-name="ce37"/>
          <table:covered-table-cell table:style-name="ce84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3.1</text:p>
            </table:table-cell>
            <table:table-cell table:style-name="ce72" office:value-type="string" calcext:value-type="string">
              <text:p>Campos vacíos.</text:p>
            </table:table-cell>
            <table:table-cell table:style-name="ce72" office:value-type="string" calcext:value-type="string">
              <text:p>Arrancar la aplicación, pulsar el botón ‘Add or Update’ con el campo Nombre vacío.</text:p>
            </table:table-cell>
            <table:table-cell table:style-name="ce72" office:value-type="string" calcext:value-type="string">
              <text:p>Muestra un mensaje indicando que el Nombre es obligatorio.</text:p>
            </table:table-cell>
            <table:table-cell table:style-name="ce72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9">
            <table:table-cell table:style-name="ce13" office:value-type="string" calcext:value-type="string">
              <text:p>3.2</text:p>
            </table:table-cell>
            <table:table-cell table:style-name="ce72" office:value-type="string" calcext:value-type="string">
              <text:p>Longitud de campos.</text:p>
            </table:table-cell>
            <table:table-cell table:style-name="ce72" office:value-type="string" calcext:value-type="string">
              <text:p>Arrancar la aplicación, escribir un Nombre y escribir un NIF con más de 9 caracteres. Pulsar el botón ‘Add or Update’.</text:p>
            </table:table-cell>
            <table:table-cell table:style-name="ce72" office:value-type="string" calcext:value-type="string">
              <text:p>Muestra un mensaje indicando que el NIF no puede tener más de 9 caracteres.</text:p>
            </table:table-cell>
            <table:table-cell table:style-name="ce72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23"/>
          <table:table-cell table:style-name="ce84" office:value-type="string" calcext:value-type="string" table:number-columns-spanned="5" table:number-rows-spanned="1">
            <text:p>4. Nuevo Ciclo de Pruebas</text:p>
          </table:table-cell>
          <table:covered-table-cell table:number-columns-repeated="3" table:style-name="ce37"/>
          <table:covered-table-cell table:style-name="ce84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1">
            <table:table-cell table:style-name="ce13" office:value-type="string" calcext:value-type="string">
              <text:p>4.1</text:p>
            </table:table-cell>
            <table:table-cell table:style-name="ce26" table:number-columns-repeated="4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 table:number-rows-repeated="1048531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Aux.$A$1" table:cell-range-address="$'Condiciones y Resultados'.$A:.$G" table:range-usable-as="print-range"/>
          <table:named-range table:name="Excel_BuiltIn_Print_Titles" table:base-cell-address="$Aux.$A$1" table:cell-range-address="$'Condiciones y Resultados'.$A$2:.$AMJ$14" table:range-usable-as="repeat-column repeat-row"/>
          <table:named-expression table:name="Excel_BuiltIn__FilterDatabase" table:base-cell-address="$Aux.$A$1" table:expression="#REF!"/>
        </table:named-expressions>
        <calcext:conditional-formats>
          <calcext:conditional-format calcext:target-range-address="'Condiciones y Resultados'.F34:'Condiciones y Resultados'.F35 'Condiciones y Resultados'.F39:'Condiciones y Resultados'.F39 'Condiciones y Resultados'.F18:'Condiciones y Resultados'.F21 'Condiciones y Resultados'.F25:'Condiciones y Resultados'.F30">
            <calcext:condition calcext:apply-style-name="Excel_CondFormat_2_1_1" calcext:value="formula-is(#REF!=&quot;Fail&quot;)" calcext:base-cell-address="'Condiciones y Resultados'.F18"/>
          </calcext:conditional-format>
        </calcext:conditional-formats>
      </table:table>
      <table:named-expressions>
        <table:named-range table:name="Estado" table:base-cell-address="$Aux.$A$1" table:cell-range-address="$Aux.$C$6:.$C$11"/>
      </table:named-expressions>
      <table:database-ranges>
        <table:database-range table:name="__Anonymous_Sheet_DB__1" table:target-range-address="'Condiciones y Resultados'.A15:'Condiciones y Resultados'.G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0" number:min-decimal-places="0" number:min-integer-digits="1" number:grouping="true"/>
      <number:text> pta</number:text>
    </number:number-style>
    <number:number-style style:name="N142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pta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pta</number:text>
    </number:number-style>
    <number:number-style style:name="N145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pta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6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50P2" style:volatile="true">
      <number:text> </number:text>
      <number:fill-character> </number:fill-character>
      <number:text>- pta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54P2" style:volatile="true">
      <number:text> </number:text>
      <number:fill-character> </number:fill-character>
      <number:text>-  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64P0" style:volatile="true">
      <number:day number:style="long"/>
      <number:text>/</number:text>
      <number:month number:style="long"/>
      <number:text>/</number:text>
      <number:year/>
    </number:date-style>
    <number:text-style style:name="N164">
      <number:text-content/>
      <style:map style:condition="value()&lt;=1.7976931348623157E+308" style:apply-style-name="N164P0"/>
    </number:text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draw:marker draw:name="Fin_20_de_20_línea_20_1" draw:display-name="Fin de línea 1" svg:viewBox="0 0 20 30" svg:d="M10 0l-10 30h20z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0cm" fo:margin-left="1cm" fo:margin-right="1cm" style:first-page-number="continue" style:scale-to-X="1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.64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x" style:display-name="PageStyle_A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diciones_20_y_20_Resultados" style:display-name="PageStyle_Condiciones y Resultados" style:page-layout-name="Mpm4">
      <style:header style:display="false"/>
      <style:header-left style:display="false"/>
      <style:header-first style:display="false"/>
      <style:footer style:display="false"/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Condiciones de Prueba y Resultados Esperados</dc:title>
    <meta:initial-creator>Coritel</meta:initial-creator>
    <meta:creation-date>2000-12-11T12:36:19</meta:creation-date>
    <dc:date>2024-02-04T23:11:21.657000000</dc:date>
    <meta:print-date>2005-02-01T17:30:33</meta:print-date>
    <meta:editing-duration>PT3H58M24S</meta:editing-duration>
    <meta:editing-cycles>22</meta:editing-cycles>
    <meta:generator>LibreOffice/7.6.2.1$Windows_X86_64 LibreOffice_project/56f7684011345957bbf33a7ee678afaf4d2ba333</meta:generator>
    <meta:document-statistic meta:table-count="2" meta:cell-count="98" meta:object-count="0"/>
    <meta:user-defined meta:name="Content">Templates</meta:user-defined>
    <meta:user-defined meta:name="Description0">New as per Quality Improvement Project SixSigma in SAP</meta:user-defined>
    <meta:user-defined meta:name="Order">58000.0000000000</meta:user-defined>
    <meta:user-defined meta:name="Version0">3.0</meta:user-defined>
    <meta:user-defined meta:name="_AdHocReviewCycleID" meta:value-type="float">762756048</meta:user-defined>
    <meta:user-defined meta:name="_EmailSubject" meta:value-type="string">Ciclos de pruebas Microsoft</meta:user-defined>
    <meta:user-defined meta:name="_NewReviewCycle" meta:value-type="string"/>
    <meta:user-defined meta:name="_PreviousAdHocReviewCycleID" meta:value-type="float">-182261031</meta:user-defined>
    <meta:user-defined meta:name="_ReviewingToolsShownOnce" meta:value-type="string"/>
    <meta:user-defined meta:name="dIBP" meta:value-type="string">298.000000000000</meta:user-defined>
  </office:meta>
</office:document-meta>
</file>